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0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2.338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ower source</text:p>
          </table:table-cell>
          <table:table-cell table:style-name="ce1" office:value-type="string">
            <text:p>output properties</text:p>
          </table:table-cell>
          <table:table-cell table:style-name="ce2" office:value-type="string">
            <text:p>switch type</text:p>
          </table:table-cell>
          <table:table-cell table:style-name="ce2" table:number-columns-repeated="252"/>
        </table:table-row>
        <table:table-row table:style-name="ro1">
          <table:table-cell office:value-type="string">
            <text:p>Master</text:p>
          </table:table-cell>
          <table:table-cell office:value-type="string">
            <text:p>raw 12V</text:p>
          </table:table-cell>
          <table:table-cell office:value-type="string">
            <text:p>pigtailed to power distribution board</text:p>
          </table:table-cell>
          <table:table-cell office:value-type="string">
            <text:p>safety toggle</text:p>
          </table:table-cell>
          <table:table-cell table:number-columns-repeated="252"/>
        </table:table-row>
        <table:table-row table:style-name="ro1">
          <table:table-cell office:value-type="string">
            <text:p>Avionics master</text:p>
          </table:table-cell>
          <table:table-cell office:value-type="string">
            <text:p>5V</text:p>
          </table:table-cell>
          <table:table-cell office:value-type="string">
            <text:p>sense line on switching power supply</text:p>
          </table:table-cell>
          <table:table-cell office:value-type="string">
            <text:p>fat toggle</text:p>
          </table:table-cell>
          <table:table-cell table:number-columns-repeated="252"/>
        </table:table-row>
        <table:table-row table:style-name="ro1">
          <table:table-cell office:value-type="string">
            <text:p>thrusters/boosters</text:p>
          </table:table-cell>
          <table:table-cell office:value-type="string">
            <text:p>12V</text:p>
          </table:table-cell>
          <table:table-cell office:value-type="string">
            <text:p>Supplies HPAM 12V to 4 channels</text:p>
          </table:table-cell>
          <table:table-cell office:value-type="string">
            <text:p>fat toggle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verhead light</text:p>
          </table:table-cell>
          <table:table-cell office:value-type="string">
            <text:p>HPAM 5V</text:p>
          </table:table-cell>
          <table:table-cell office:value-type="string">
            <text:p>2.7-ohm resistor</text:p>
          </table:table-cell>
          <table:table-cell office:value-type="string">
            <text:p>red rocker</text:p>
          </table:table-cell>
          <table:table-cell table:number-columns-repeated="252"/>
        </table:table-row>
        <table:table-row table:style-name="ro1">
          <table:table-cell office:value-type="string">
            <text:p>interior lighting</text:p>
          </table:table-cell>
          <table:table-cell office:value-type="string">
            <text:p>HPAM 5V</text:p>
          </table:table-cell>
          <table:table-cell office:value-type="string">
            <text:p>3-ohm resistor to 9*3 parallel LEDs</text:p>
          </table:table-cell>
          <table:table-cell office:value-type="string">
            <text:p>red rocker</text:p>
          </table:table-cell>
          <table:table-cell table:number-columns-repeated="252"/>
        </table:table-row>
        <table:table-row table:style-name="ro1">
          <table:table-cell office:value-type="string">
            <text:p>instrumentation lighting</text:p>
          </table:table-cell>
          <table:table-cell office:value-type="string">
            <text:p>HPAM 5V (shares channel w/ interior lighting)</text:p>
          </table:table-cell>
          <table:table-cell office:value-type="string">
            <text:p>resistor to LEDs</text:p>
          </table:table-cell>
          <table:table-cell office:value-type="string">
            <text:p>red rocke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urn coordinator</text:p>
          </table:table-cell>
          <table:table-cell office:value-type="string">
            <text:p>raw 12V</text:p>
          </table:table-cell>
          <table:table-cell/>
          <table:table-cell office:value-type="string">
            <text:p>red rocker</text:p>
          </table:table-cell>
          <table:table-cell table:number-columns-repeated="252"/>
        </table:table-row>
        <table:table-row table:style-name="ro2">
          <table:table-cell office:value-type="string">
            <text:p>inops</text:p>
          </table:table-cell>
          <table:table-cell table:number-columns-repeated="2"/>
          <table:table-cell office:value-type="string">
            <text:p>red rocker, submini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voltmeter toggle</text:p>
          </table:table-cell>
          <table:table-cell office:value-type="string">
            <text:p>12V, 5V</text:p>
          </table:table-cell>
          <table:table-cell office:value-type="string">
            <text:p>voltmeter</text:p>
          </table:table-cell>
          <table:table-cell office:value-type="string">
            <text:p>submini toggle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ater valve</text:p>
          </table:table-cell>
          <table:table-cell office:value-type="string">
            <text:p>12V</text:p>
          </table:table-cell>
          <table:table-cell office:value-type="string">
            <text:p>UTP to house side</text:p>
          </table:table-cell>
          <table:table-cell table:style-name="ce3" office:value-type="string">
            <text:p>momentary switch</text:p>
          </table:table-cell>
          <table:table-cell table:number-columns-repeated="25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2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h</meta:initial-creator>
    <meta:creation-date>2009-12-13T15:37:04</meta:creation-date>
    <dc:creator>jonh</dc:creator>
    <dc:date>2009-12-13T22:27:45</dc:date>
    <meta:printed-by>jonh</meta:printed-by>
    <meta:print-date>2009-12-13T16:07:20</meta:print-date>
    <meta:editing-cycles>11</meta:editing-cycles>
    <meta:editing-duration>PT6H50M42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